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32cm"/>
    </style:style>
    <style:style style:name="co2" style:family="table-column">
      <style:table-column-properties fo:break-before="auto" style:column-width="0.50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201405231215">
            <text:p>2014052312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405201559">
            <text:p>20140520155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1405202325">
            <text:p>2014052023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405231125">
            <text:p>20140523112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405201045">
            <text:p>2014052010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405201455">
            <text:p>20140520145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01405201039">
            <text:p>20140520103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01405201049">
            <text:p>20140520104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1405201053">
            <text:p>20140520105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01405201548">
            <text:p>2014052015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405201545">
            <text:p>20140520154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405202327">
            <text:p>20140520232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1405201113">
            <text:p>2014052011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1405201308">
            <text:p>2014052013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405221456">
            <text:p>2014052214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405201557">
            <text:p>2014052015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405231203">
            <text:p>20140523120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1405221530">
            <text:p>2014052215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405201532">
            <text:p>20140520153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1405201043">
            <text:p>20140520104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1405231146">
            <text:p>20140523114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3" meta:object-count="0"/>
    <meta:generator>LibreOffice/3.5$Linux_X86_64 LibreOffice_project/350m1$Build-2</meta:generator>
  </office:meta>
</office:document-meta>
</file>